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8.026cm" fo:margin-left="0.161cm" fo:margin-right="8.814cm" table:align="margins"/>
    </style:style>
    <style:style style:name="表51.A" style:family="table-column">
      <style:table-column-properties style:column-width="1.258cm" style:rel-column-width="10269*"/>
    </style:style>
    <style:style style:name="表51.B" style:family="table-column">
      <style:table-column-properties style:column-width="6.768cm" style:rel-column-width="55266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79%" style:writing-mode="lr-tb"/>
    </style:style>
    <style:style style:name="P18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" style:family="paragraph" style:parent-style-name="Table_20_Contents">
      <style:text-properties style:language-asian="ja" style:country-asian="JP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7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2" style:family="paragraph" style:parent-style-name="Table_20_Contents" style:list-style-name="L1">
      <style:text-properties style:language-asian="ja" style:country-asian="JP"/>
    </style:style>
    <style:style style:name="P4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1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3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4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63" style:family="paragraph" style:parent-style-name="Text_20_body">
      <style:paragraph-properties fo:margin-top="0cm" fo:margin-bottom="0cm" fo:line-height="179%" style:writing-mode="lr-tb"/>
    </style:style>
    <style:style style:name="P64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5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9" style:family="text">
      <style:text-properties fo:color="#3333ff" style:font-name="Arial1" fo:font-size="22pt" fo:font-style="normal" fo:font-weight="normal" style:font-size-asian="22pt" style:font-size-complex="22pt"/>
    </style:style>
    <style:style style:name="T20" style:family="text">
      <style:text-properties fo:font-weight="normal" style:font-style-asian="normal" style:font-weight-asian="normal" style:font-weight-complex="normal"/>
    </style:style>
    <style:style style:name="T21" style:family="text">
      <style:text-properties fo:font-weight="normal" style:language-asian="ja" style:country-asian="JP" style:font-style-asian="normal" style:font-weight-asian="normal" style:font-weight-complex="normal"/>
    </style:style>
    <style:style style:name="T22" style:family="text">
      <style:text-properties fo:font-weight="normal" style:font-weight-complex="normal"/>
    </style:style>
    <style:style style:name="T23" style:family="text">
      <style:text-properties style:font-weight-complex="normal"/>
    </style:style>
    <style:style style:name="T24" style:family="text">
      <style:text-properties style:font-weight-asian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9">1</text:p>
          </table:table-cell>
          <table:table-cell table:style-name="表1.A1" office:value-type="string">
            <text:p text:style-name="P20">作業日</text:p>
          </table:table-cell>
          <table:table-cell table:style-name="表1.A1" office:value-type="string">
            <text:p text:style-name="P21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19">2</text:p>
          </table:table-cell>
          <table:table-cell table:style-name="表1.A1" office:value-type="string">
            <text:p text:style-name="P20">発注者</text:p>
          </table:table-cell>
          <table:table-cell table:style-name="表1.A1" office:value-type="string">
            <text:p text:style-name="P20">住友電設</text:p>
          </table:table-cell>
        </table:table-row>
        <table:table-row>
          <table:table-cell table:style-name="表1.A1" office:value-type="string">
            <text:p text:style-name="P19">3</text:p>
          </table:table-cell>
          <table:table-cell table:style-name="表1.A1" office:value-type="string">
            <text:p text:style-name="P20">工事件名</text:p>
          </table:table-cell>
          <table:table-cell table:style-name="表1.A1" office:value-type="string">
            <text:p text:style-name="P20">殿町プロジェクトⅢ新築工事</text:p>
          </table:table-cell>
        </table:table-row>
        <table:table-row>
          <table:table-cell table:style-name="表1.A1" office:value-type="string">
            <text:p text:style-name="P19">4</text:p>
          </table:table-cell>
          <table:table-cell table:style-name="表1.A1" office:value-type="string">
            <text:p text:style-name="P20">人数</text:p>
          </table:table-cell>
          <table:table-cell table:style-name="表1.A1" office:value-type="string">
            <text:p text:style-name="P20">１名</text:p>
          </table:table-cell>
        </table:table-row>
        <table:table-row>
          <table:table-cell table:style-name="表1.A1" office:value-type="string">
            <text:p text:style-name="P19">5</text:p>
          </table:table-cell>
          <table:table-cell table:style-name="表1.A1" office:value-type="string">
            <text:p text:style-name="P20">作業時間</text:p>
          </table:table-cell>
          <table:table-cell table:style-name="表1.A1" office:value-type="string">
            <text:p text:style-name="P20">８：００－１７：００（定時）</text:p>
          </table:table-cell>
        </table:table-row>
        <table:table-row>
          <table:table-cell table:style-name="表1.A1" office:value-type="string">
            <text:p text:style-name="P19">6</text:p>
          </table:table-cell>
          <table:table-cell table:style-name="表1.A1" office:value-type="string">
            <text:p text:style-name="P20">備考</text:p>
          </table:table-cell>
          <table:table-cell table:style-name="表1.A1" office:value-type="string">
            <text:p text:style-name="P19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2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2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2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2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2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2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2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2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2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2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2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2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2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2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2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2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2">８：００－１７：００</text:p>
            <text:p text:style-name="P22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2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2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2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2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2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2">８：００－１７：３０</text:p>
            <text:p text:style-name="P22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2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2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2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2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2">８：３０－１７：３０</text:p>
            <text:p text:style-name="P22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2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2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2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2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2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2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2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2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2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2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2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2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2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2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2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2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2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2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2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2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2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2">-</text:p>
          </table:table-cell>
        </table:table-row>
      </table:table>
      <text:p text:style-name="P31"/>
      <text:p text:style-name="P31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2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2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2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2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2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2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2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2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2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2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2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2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2">７：３０－１７：００</text:p>
            <text:p text:style-name="P22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2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2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2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2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2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2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2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2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2">７：３０－１７：００</text:p>
            <text:p text:style-name="P22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2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2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2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2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2">７：３０－１７：００</text:p>
            <text:p text:style-name="P22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2">-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2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2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2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2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2">８：００－１７：３０</text:p>
            <text:p text:style-name="P22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2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2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2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2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2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2">-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2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2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2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2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2">-</text:p>
          </table:table-cell>
        </table:table-row>
      </table:table>
      <text:p text:style-name="P31"/>
      <text:p text:style-name="P31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2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2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2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2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2">８：００－１７：３０</text:p>
            <text:p text:style-name="P22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2907182670188458266" text:style-name="L1">
              <text:list-item>
                <text:p text:style-name="P42">昨日のお電話のとおり、残業をつけます。</text:p>
              </text:list-item>
              <text:list-item>
                <text:p text:style-name="P42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42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2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2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2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2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2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2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2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2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2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2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2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2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2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2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2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2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2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2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2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2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2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2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2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2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2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2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2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2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2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2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2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2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2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2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2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2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2">日報は、中根さん（藤沢）がサインをもらってくれました。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2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2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2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2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8">1</text:p>
          </table:table-cell>
          <table:table-cell table:style-name="表34.A1" office:value-type="string">
            <text:p text:style-name="P28">作業日</text:p>
          </table:table-cell>
          <table:table-cell table:style-name="表34.C1" office:value-type="string">
            <text:p text:style-name="P30">4/2 木曜日</text:p>
          </table:table-cell>
        </table:table-row>
        <table:table-row>
          <table:table-cell table:style-name="表34.A2" office:value-type="string">
            <text:p text:style-name="P28">2</text:p>
          </table:table-cell>
          <table:table-cell table:style-name="表34.A2" office:value-type="string">
            <text:p text:style-name="P28">発注者</text:p>
          </table:table-cell>
          <table:table-cell table:style-name="表34.C2" office:value-type="string">
            <text:p text:style-name="P30">テクノキャリア（扶桑電気）</text:p>
          </table:table-cell>
        </table:table-row>
        <table:table-row>
          <table:table-cell table:style-name="表34.A2" office:value-type="string">
            <text:p text:style-name="P28">3</text:p>
          </table:table-cell>
          <table:table-cell table:style-name="表34.A2" office:value-type="string">
            <text:p text:style-name="P28">工事件名</text:p>
          </table:table-cell>
          <table:table-cell table:style-name="表34.C2" office:value-type="string">
            <text:p text:style-name="P30">こぶしえん新築工事</text:p>
          </table:table-cell>
        </table:table-row>
        <table:table-row>
          <table:table-cell table:style-name="表34.A2" office:value-type="string">
            <text:p text:style-name="P28">4</text:p>
          </table:table-cell>
          <table:table-cell table:style-name="表34.A2" office:value-type="string">
            <text:p text:style-name="P28">作業時間</text:p>
          </table:table-cell>
          <table:table-cell table:style-name="表34.C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34.A2" office:value-type="string">
            <text:p text:style-name="P28">5</text:p>
          </table:table-cell>
          <table:table-cell table:style-name="表34.A2" office:value-type="string">
            <text:p text:style-name="P28">備考</text:p>
          </table:table-cell>
          <table:table-cell table:style-name="表34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list xml:id="list6697895778640860219" text:style-name="L2">
        <text:list-item>
          <text:p text:style-name="P54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9">4/10（金）</text:p>
          </table:table-cell>
          <table:table-cell table:style-name="表35.B1" office:value-type="string">
            <text:p text:style-name="P29">4/11（土）</text:p>
          </table:table-cell>
        </table:table-row>
        <table:table-row>
          <table:table-cell table:style-name="表35.A2" office:value-type="string">
            <text:p text:style-name="P27">○</text:p>
          </table:table-cell>
          <table:table-cell table:style-name="表35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5">期間</text:p>
          </table:table-cell>
          <table:table-cell table:style-name="表37.B1" office:value-type="string">
            <text:p text:style-name="P26"><text:s text:c="2"/>2020.3.30(月) ~ 2020.4.5(日)</text:p>
          </table:table-cell>
        </table:table-row>
        <table:table-row>
          <table:table-cell table:style-name="表37.A2" office:value-type="string">
            <text:p text:style-name="P23">合計</text:p>
          </table:table-cell>
          <table:table-cell table:style-name="表37.B2" office:value-type="string">
            <text:p text:style-name="P24"><text:s/>￥440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2">作業希望日を</text:span>提出します。</text:p>
      <text:p text:style-name="P10">よろしくお願いします。</text:p>
      <text:p text:style-name="P36">（みなさん元気ですか）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3"><text:span text:style-name="T17">② </text:span><text:span text:style-name="T21">作業希望日 （週１日　金、または、土）</text:span></text:p>
      <text:p text:style-name="P17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9">4/17（金）</text:p>
          </table:table-cell>
          <table:table-cell table:style-name="表41.B1" office:value-type="string">
            <text:p text:style-name="P29">4/18（土）</text:p>
          </table:table-cell>
        </table:table-row>
        <text:soft-page-break/>
        <table:table-row>
          <table:table-cell table:style-name="表41.A2" office:value-type="string">
            <text:p text:style-name="P27">○</text:p>
          </table:table-cell>
          <table:table-cell table:style-name="表41.B2" office:value-type="string">
            <text:p text:style-name="P27">○</text:p>
          </table:table-cell>
        </table:table-row>
      </table:table>
      <text:p text:style-name="P34"/>
      <text:p text:style-name="P13">---------------------</text:p>
      <text:p text:style-name="P14">【作業員　岩淵謙 / <text:span text:style-name="T23">作業希望日</text:span>】 2020<text:span text:style-name="T24">.4.13(</text:span>月<text:span text:style-name="T24">) ~ 2020.4.19(</text:span>日<text:span text:style-name="T24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8">1</text:p>
          </table:table-cell>
          <table:table-cell table:style-name="表40.A1" office:value-type="string">
            <text:p text:style-name="P28">作業日</text:p>
          </table:table-cell>
          <table:table-cell table:style-name="表40.C1" office:value-type="string">
            <text:p text:style-name="P30">4/24 金曜日</text:p>
          </table:table-cell>
        </table:table-row>
        <table:table-row>
          <table:table-cell table:style-name="表40.A2" office:value-type="string">
            <text:p text:style-name="P28">2</text:p>
          </table:table-cell>
          <table:table-cell table:style-name="表40.A2" office:value-type="string">
            <text:p text:style-name="P28">発注者</text:p>
          </table:table-cell>
          <table:table-cell table:style-name="表40.C2" office:value-type="string">
            <text:p text:style-name="P30">ホクシン設備</text:p>
          </table:table-cell>
        </table:table-row>
        <table:table-row>
          <table:table-cell table:style-name="表40.A2" office:value-type="string">
            <text:p text:style-name="P28">3</text:p>
          </table:table-cell>
          <table:table-cell table:style-name="表40.A2" office:value-type="string">
            <text:p text:style-name="P28">工事件名</text:p>
          </table:table-cell>
          <table:table-cell table:style-name="表40.C2" office:value-type="string">
            <text:p text:style-name="P30">新高円寺プロジェクト</text:p>
          </table:table-cell>
        </table:table-row>
        <table:table-row>
          <table:table-cell table:style-name="表40.A2" office:value-type="string">
            <text:p text:style-name="P28">4</text:p>
          </table:table-cell>
          <table:table-cell table:style-name="表40.A2" office:value-type="string">
            <text:p text:style-name="P28">作業時間</text:p>
          </table:table-cell>
          <table:table-cell table:style-name="表40.C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40.A2" office:value-type="string">
            <text:p text:style-name="P28">5</text:p>
          </table:table-cell>
          <table:table-cell table:style-name="表40.A2" office:value-type="string">
            <text:p text:style-name="P28">備考</text:p>
          </table:table-cell>
          <table:table-cell table:style-name="表40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9">4/30（金）</text:p>
          </table:table-cell>
          <table:table-cell table:style-name="表42.B1" office:value-type="string">
            <text:p text:style-name="P29">5/1（土）</text:p>
          </table:table-cell>
        </table:table-row>
        <table:table-row>
          <table:table-cell table:style-name="表42.A2" office:value-type="string">
            <text:p text:style-name="P27">○</text:p>
          </table:table-cell>
          <table:table-cell table:style-name="表42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5">期間</text:p>
          </table:table-cell>
          <table:table-cell table:style-name="表43.B1" office:value-type="string">
            <text:p text:style-name="P26"><text:s text:c="2"/>2020.4.20(月) ~ 2020.4.26(日)</text:p>
          </table:table-cell>
        </table:table-row>
        <table:table-row>
          <table:table-cell table:style-name="表43.A2" office:value-type="string">
            <text:p text:style-name="P23">合計</text:p>
          </table:table-cell>
          <table:table-cell table:style-name="表43.B2" office:value-type="string">
            <text:p text:style-name="P24"><text:s/>￥838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7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9">5/8（金）</text:p>
          </table:table-cell>
          <table:table-cell table:style-name="表45.B1" office:value-type="string">
            <text:p text:style-name="P29">5/9（土）</text:p>
          </table:table-cell>
        </table:table-row>
        <table:table-row>
          <table:table-cell table:style-name="表45.A2" office:value-type="string">
            <text:p text:style-name="P27">○</text:p>
          </table:table-cell>
          <table:table-cell table:style-name="表45.B2" office:value-type="string">
            <text:p text:style-name="P27">○</text:p>
          </table:table-cell>
        </table:table-row>
      </table:table>
      <text:p text:style-name="P34"/>
      <text:p text:style-name="P13">---------------------</text:p>
      <text:p text:style-name="P14">【作業員　岩淵謙 / 日報連絡、他】 2020<text:span text:style-name="T24">.5.4(</text:span>月<text:span text:style-name="T24">) ~ 2020.5.10(</text:span>日<text:span text:style-name="T24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7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9">5/15（金）</text:p>
          </table:table-cell>
          <table:table-cell table:style-name="表44.B1" office:value-type="string">
            <text:p text:style-name="P29">5/16（土）</text:p>
          </table:table-cell>
        </table:table-row>
        <text:soft-page-break/>
        <table:table-row>
          <table:table-cell table:style-name="表44.A2" office:value-type="string">
            <text:p text:style-name="P27">○</text:p>
          </table:table-cell>
          <table:table-cell table:style-name="表44.B2" office:value-type="string">
            <text:p text:style-name="P27">○</text:p>
          </table:table-cell>
        </table:table-row>
      </table:table>
      <text:p text:style-name="P34"/>
      <text:p text:style-name="P13">---------------------</text:p>
      <text:p text:style-name="P14">【作業員　岩淵謙 / 日報連絡、他】 2020<text:span text:style-name="T24">.5.11(</text:span>月<text:span text:style-name="T24">) ~ 2020.5.17(</text:span>日<text:span text:style-name="T24">)</text:span></text:p>
      <text:p text:style-name="P13"/>
      <text:p text:style-name="P13">[<office:annotation office:name="__Annotation__4307_1668087087"><dc:creator>iwabuchi ken</dc:creator><dc:date>2020-05-09T08:00:38.62</dc:date><text:p text:style-name="P66"><text:span text:style-name="T25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8">1</text:p>
          </table:table-cell>
          <table:table-cell table:style-name="表46.A1" office:value-type="string">
            <text:p text:style-name="P28">作業日</text:p>
          </table:table-cell>
          <table:table-cell table:style-name="表46.A1" office:value-type="string">
            <text:p text:style-name="P30">5/11 月曜日</text:p>
          </table:table-cell>
          <table:table-cell table:style-name="表46.D1" office:value-type="string">
            <text:p text:style-name="P30">5/12 火曜日</text:p>
          </table:table-cell>
        </table:table-row>
        <table:table-row>
          <table:table-cell table:style-name="表46.A2" office:value-type="string">
            <text:p text:style-name="P28">2</text:p>
          </table:table-cell>
          <table:table-cell table:style-name="表46.A2" office:value-type="string">
            <text:p text:style-name="P28">発注者</text:p>
          </table:table-cell>
          <table:table-cell table:style-name="表46.A2" office:value-type="string">
            <text:p text:style-name="P30">経塚工業株式会社（三井住友建設）</text:p>
          </table:table-cell>
          <table:table-cell table:style-name="表46.D2" office:value-type="string">
            <text:p text:style-name="P30">経塚工業株式会社（三井住友建設）</text:p>
          </table:table-cell>
        </table:table-row>
        <table:table-row>
          <table:table-cell table:style-name="表46.A2" office:value-type="string">
            <text:p text:style-name="P28">3</text:p>
          </table:table-cell>
          <table:table-cell table:style-name="表46.A2" office:value-type="string">
            <text:p text:style-name="P28">工事件名</text:p>
          </table:table-cell>
          <table:table-cell table:style-name="表46.A2" office:value-type="string">
            <text:p text:style-name="P30">箕輪町計画I敷地</text:p>
          </table:table-cell>
          <table:table-cell table:style-name="表46.D2" office:value-type="string">
            <text:p text:style-name="P30">箕輪町計画I敷地</text:p>
          </table:table-cell>
        </table:table-row>
        <table:table-row>
          <table:table-cell table:style-name="表46.A2" office:value-type="string">
            <text:p text:style-name="P28">4</text:p>
          </table:table-cell>
          <table:table-cell table:style-name="表46.A2" office:value-type="string">
            <text:p text:style-name="P28">作業時間</text:p>
          </table:table-cell>
          <table:table-cell table:style-name="表46.A2" office:value-type="string">
            <text:p text:style-name="P30">８：００－１７：００</text:p>
            <text:p text:style-name="P30">（定時）</text:p>
          </table:table-cell>
          <table:table-cell table:style-name="表46.D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46.A2" office:value-type="string">
            <text:p text:style-name="P28">5</text:p>
          </table:table-cell>
          <table:table-cell table:style-name="表46.A2" office:value-type="string">
            <text:p text:style-name="P28">備考</text:p>
          </table:table-cell>
          <table:table-cell table:style-name="表46.A2" office:value-type="string">
            <text:p text:style-name="P30">-</text:p>
          </table:table-cell>
          <table:table-cell table:style-name="表46.D2" office:value-type="string">
            <text:p text:style-name="P30"/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9">5/22（金）</text:p>
          </table:table-cell>
          <table:table-cell table:style-name="表47.B1" office:value-type="string">
            <text:p text:style-name="P29">5/23（土）</text:p>
          </table:table-cell>
        </table:table-row>
        <table:table-row>
          <table:table-cell table:style-name="表47.A2" office:value-type="string">
            <text:p text:style-name="P27">○</text:p>
          </table:table-cell>
          <table:table-cell table:style-name="表47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5">期間</text:p>
          </table:table-cell>
          <table:table-cell table:style-name="表48.B1" office:value-type="string">
            <text:p text:style-name="P26"><text:s text:c="2"/>2020.5.11(月) ~ 2020.5.17(日)</text:p>
          </table:table-cell>
        </table:table-row>
        <table:table-row>
          <table:table-cell table:style-name="表48.A2" office:value-type="string">
            <text:p text:style-name="P23">合計</text:p>
          </table:table-cell>
          <table:table-cell table:style-name="表48.B2" office:value-type="string">
            <text:p text:style-name="P24"><text:s/>￥1,004 円</text:p>
          </table:table-cell>
        </table:table-row>
      </table:table>
      <text:p text:style-name="P38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6">@@@</text:p>
      <text:p text:style-name="P5"/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8">1</text:p>
          </table:table-cell>
          <table:table-cell table:style-name="表49.A1" office:value-type="string">
            <text:p text:style-name="P28">作業日</text:p>
          </table:table-cell>
          <table:table-cell table:style-name="表49.C1" office:value-type="string">
            <text:p text:style-name="P30">5/XX XX曜日</text:p>
          </table:table-cell>
        </table:table-row>
        <table:table-row>
          <table:table-cell table:style-name="表49.A2" office:value-type="string">
            <text:p text:style-name="P28">2</text:p>
          </table:table-cell>
          <table:table-cell table:style-name="表49.A2" office:value-type="string">
            <text:p text:style-name="P28">発注者</text:p>
          </table:table-cell>
          <table:table-cell table:style-name="表49.C2" office:value-type="string">
            <text:p text:style-name="P30">XXX（XXX）</text:p>
          </table:table-cell>
        </table:table-row>
        <table:table-row>
          <table:table-cell table:style-name="表49.A2" office:value-type="string">
            <text:p text:style-name="P28">3</text:p>
          </table:table-cell>
          <table:table-cell table:style-name="表49.A2" office:value-type="string">
            <text:p text:style-name="P28">工事件名</text:p>
          </table:table-cell>
          <table:table-cell table:style-name="表49.C2" office:value-type="string">
            <text:p text:style-name="P30">XXX</text:p>
          </table:table-cell>
        </table:table-row>
        <table:table-row>
          <table:table-cell table:style-name="表49.A2" office:value-type="string">
            <text:p text:style-name="P28">4</text:p>
          </table:table-cell>
          <table:table-cell table:style-name="表49.A2" office:value-type="string">
            <text:p text:style-name="P28">作業時間</text:p>
          </table:table-cell>
          <table:table-cell table:style-name="表49.C2" office:value-type="string">
            <text:p text:style-name="P30">８：００－XX：００</text:p>
            <text:p text:style-name="P30">（定時）</text:p>
          </table:table-cell>
        </table:table-row>
        <table:table-row>
          <table:table-cell table:style-name="表49.A2" office:value-type="string">
            <text:p text:style-name="P28">5</text:p>
          </table:table-cell>
          <table:table-cell table:style-name="表49.A2" office:value-type="string">
            <text:p text:style-name="P28">備考</text:p>
          </table:table-cell>
          <table:table-cell table:style-name="表49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5.XX(</text:span><text:span text:style-name="T8">月</text:span><text:span text:style-name="T9">) ~ 2020.5.XX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29">4/XX（金）</text:p>
          </table:table-cell>
          <table:table-cell table:style-name="表50.B1" office:value-type="string">
            <text:p text:style-name="P29">4/XX（土）</text:p>
          </table:table-cell>
        </table:table-row>
        <table:table-row>
          <table:table-cell table:style-name="表50.A2" office:value-type="string">
            <text:p text:style-name="P27">○</text:p>
          </table:table-cell>
          <table:table-cell table:style-name="表50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5">期間</text:p>
          </table:table-cell>
          <table:table-cell table:style-name="表51.B1" office:value-type="string">
            <text:p text:style-name="P26"><text:s text:c="2"/>2020.5.XX(月) ~ 2020.5.XX(日)</text:p>
          </table:table-cell>
        </table:table-row>
        <table:table-row>
          <table:table-cell table:style-name="表51.A2" office:value-type="string">
            <text:p text:style-name="P23">合計</text:p>
          </table:table-cell>
          <table:table-cell table:style-name="表51.B2" office:value-type="string">
            <text:p text:style-name="P24"><text:s/>￥XXX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5.XX(月) ~ 2020.5.XX(日)</text:p>
      <text:p text:style-name="P13">[//]</text:p>
      <text:p text:style-name="P5"><text:soft-page-break/></text:p>
      <text:p text:style-name="P5"/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8">1</text:p>
          </table:table-cell>
          <table:table-cell table:style-name="表36.A1" office:value-type="string">
            <text:p text:style-name="P28">作業日</text:p>
          </table:table-cell>
          <table:table-cell table:style-name="表36.C1" office:value-type="string">
            <text:p text:style-name="P30">5/XX XX曜日</text:p>
          </table:table-cell>
        </table:table-row>
        <table:table-row>
          <table:table-cell table:style-name="表36.A2" office:value-type="string">
            <text:p text:style-name="P28">2</text:p>
          </table:table-cell>
          <table:table-cell table:style-name="表36.A2" office:value-type="string">
            <text:p text:style-name="P28">発注者</text:p>
          </table:table-cell>
          <table:table-cell table:style-name="表36.C2" office:value-type="string">
            <text:p text:style-name="P30">XXX（XXX）</text:p>
          </table:table-cell>
        </table:table-row>
        <table:table-row>
          <table:table-cell table:style-name="表36.A2" office:value-type="string">
            <text:p text:style-name="P28">3</text:p>
          </table:table-cell>
          <table:table-cell table:style-name="表36.A2" office:value-type="string">
            <text:p text:style-name="P28">工事件名</text:p>
          </table:table-cell>
          <table:table-cell table:style-name="表36.C2" office:value-type="string">
            <text:p text:style-name="P30">XXX</text:p>
          </table:table-cell>
        </table:table-row>
        <table:table-row>
          <table:table-cell table:style-name="表36.A2" office:value-type="string">
            <text:p text:style-name="P28">4</text:p>
          </table:table-cell>
          <table:table-cell table:style-name="表36.A2" office:value-type="string">
            <text:p text:style-name="P28">作業時間</text:p>
          </table:table-cell>
          <table:table-cell table:style-name="表36.C2" office:value-type="string">
            <text:p text:style-name="P30">８：００－XX：００</text:p>
            <text:p text:style-name="P30">（定時）</text:p>
          </table:table-cell>
        </table:table-row>
        <table:table-row>
          <table:table-cell table:style-name="表36.A2" office:value-type="string">
            <text:p text:style-name="P28">5</text:p>
          </table:table-cell>
          <table:table-cell table:style-name="表36.A2" office:value-type="string">
            <text:p text:style-name="P28">備考</text:p>
          </table:table-cell>
          <table:table-cell table:style-name="表36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5.XX(</text:span><text:span text:style-name="T8">月</text:span><text:span text:style-name="T9">) ~ 2020.5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9">4/XX（金）</text:p>
          </table:table-cell>
          <table:table-cell table:style-name="表38.B1" office:value-type="string">
            <text:p text:style-name="P29">4/XX（土）</text:p>
          </table:table-cell>
        </table:table-row>
        <table:table-row>
          <table:table-cell table:style-name="表38.A2" office:value-type="string">
            <text:p text:style-name="P27">○</text:p>
          </table:table-cell>
          <table:table-cell table:style-name="表38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5">期間</text:p>
          </table:table-cell>
          <table:table-cell table:style-name="表39.B1" office:value-type="string">
            <text:p text:style-name="P26"><text:s text:c="2"/>2020.5.XX(月) ~ 2020.5.XX(日)</text:p>
          </table:table-cell>
        </table:table-row>
        <table:table-row>
          <table:table-cell table:style-name="表39.A2" office:value-type="string">
            <text:p text:style-name="P23">合計</text:p>
          </table:table-cell>
          <table:table-cell table:style-name="表39.B2" office:value-type="string">
            <text:p text:style-name="P24"><text:s/>￥XXX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5.XX(月) ~ 2020.5.XX(日)</text:p>
      <text:p text:style-name="P1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<text:soft-page-break/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2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2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2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2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1822955624023835404" text:style-name="L3">
        <text:list-item>
          <text:p text:style-name="P64">image file</text:p>
          <text:list>
            <text:list-item>
              <text:p text:style-name="P64">copy to : C:\WORKS_2\WS\WS_Others\towa_corpo</text:p>
            </text:list-item>
            <text:list-item>
              <text:p text:style-name="P64">change → file name</text:p>
            </text:list-item>
            <text:list-item>
              <text:p text:style-name="P64">DUP</text:p>
            </text:list-item>
            <text:list-item>
              <text:p text:style-name="P64">open the orig with paint</text:p>
            </text:list-item>
            <text:list-item>
              <text:p text:style-name="P64">change size → 25 % (<office:annotation office:name="__Annotation__14902_534617985"><dc:creator>iwabuchi ken</dc:creator><dc:date>2020-02-03T15:01:30.71</dc:date><text:p text:style-name="P66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64">close paint</text:p>
            </text:list-item>
          </text:list>
        </text:list-item>
        <text:list-item>
          <text:p text:style-name="P65"><text:soft-page-break/>email<text:span text:style-name="T19"> </text:span><text:span text:style-name="T18">###</text:span></text:p>
          <text:list>
            <text:list-item>
              <text:p text:style-name="P65">C – N (new mail)</text:p>
            </text:list-item>
            <text:list-item>
              <text:p text:style-name="P65">attach image file</text:p>
            </text:list-item>
            <text:list-item>
              <text:p text:style-name="P65">open in-mail image file</text:p>
            </text:list-item>
            <text:list-item>
              <text:p text:style-name="P65">validate</text:p>
              <text:list>
                <text:list-item>
                  <text:p text:style-name="P65">終了時刻</text:p>
                </text:list-item>
                <text:list-item>
                  <text:p text:style-name="P65">職長サイン</text:p>
                </text:list-item>
              </text:list>
            </text:list-item>
          </text:list>
        </text:list-item>
        <text:list-item>
          <text:p text:style-name="P64">doc</text:p>
          <text:list>
            <text:list-item>
              <text:p text:style-name="P64">prev lines → DUP</text:p>
            </text:list-item>
            <text:list-item>
              <text:p text:style-name="P64">enter data</text:p>
              <text:list>
                <text:list-item>
                  <text:p text:style-name="P65">作業について</text:p>
                  <text:list>
                    <text:list-item>
                      <text:p text:style-name="P64">作業日</text:p>
                    </text:list-item>
                    <text:list-item>
                      <text:p text:style-name="P64">発注者</text:p>
                    </text:list-item>
                    <text:list-item>
                      <text:p text:style-name="P64">工事件名</text:p>
                    </text:list-item>
                    <text:list-item>
                      <text:p text:style-name="P65">作業時間</text:p>
                    </text:list-item>
                  </text:list>
                </text:list-item>
                <text:list-item>
                  <text:p text:style-name="P65">タイトル文字列</text:p>
                </text:list-item>
              </text:list>
            </text:list-item>
          </text:list>
        </text:list-item>
        <text:list-item>
          <text:p text:style-name="P40">email</text:p>
          <text:list>
            <text:list-item>
              <text:p text:style-name="P40">C/P</text:p>
              <text:list>
                <text:list-item>
                  <text:p text:style-name="P41">本文</text:p>
                </text:list-item>
                <text:list-item>
                  <text:p text:style-name="P40">subject</text:p>
                </text:list-item>
              </text:list>
            </text:list-item>
            <text:list-item>
              <text:p text:style-name="P40">validate</text:p>
              <text:list>
                <text:list-item>
                  <text:p text:style-name="P64">作業日</text:p>
                </text:list-item>
                <text:list-item>
                  <text:p text:style-name="P64">発注者</text:p>
                </text:list-item>
                <text:list-item>
                  <text:p text:style-name="P64">工事件名</text:p>
                </text:list-item>
                <text:list-item>
                  <text:p text:style-name="P65">作業時間</text:p>
                </text:list-item>
              </text:list>
            </text:list-item>
            <text:list-item>
              <text:p text:style-name="P41"><text:soft-page-break/>F6 (“To”) → “yoko” &gt; Ret</text:p>
            </text:list-item>
            <text:list-item>
              <text:p text:style-name="P41">C – Ret (send)</text:p>
            </text:list-item>
            <text:list-item>
              <text:p text:style-name="P41">review → sent mail</text:p>
              <text:list>
                <text:list-item>
                  <text:p text:style-name="P41">送信先</text:p>
                </text:list-item>
                <text:list-item>
                  <text:p text:style-name="P41">日付</text:p>
                  <text:list>
                    <text:list-item>
                      <text:p text:style-name="P41">日報に書いた日付</text:p>
                    </text:list-item>
                    <text:list-item>
                      <text:p text:style-name="P41">メールの「件名」の日付（日報のそれと同じか？）</text:p>
                    </text:list-item>
                  </text:list>
                </text:list-item>
                <text:list-item>
                  <text:p text:style-name="P41">サイン</text:p>
                  <text:list>
                    <text:list-item>
                      <text:p text:style-name="P41">職長</text:p>
                    </text:list-item>
                    <text:list-item>
                      <text:p text:style-name="P41">発注者</text:p>
                    </text:list-item>
                  </text:list>
                </text:list-item>
                <text:list-item>
                  <text:p text:style-name="P41">時間</text:p>
                  <text:list>
                    <text:list-item>
                      <text:p text:style-name="P41">開始</text:p>
                    </text:list-item>
                    <text:list-item>
                      <text:p text:style-name="P4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move → “@@@” string</text:p>
            </text:list-item>
          </text:list>
        </text:list-item>
      </text:list>
      <text:p text:style-name="P37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5-17T13:04:23.75</dc:date>
    <dc:creator>iwabuchi ken</dc:creator>
    <meta:editing-duration>PT10H43M11S</meta:editing-duration>
    <meta:editing-cycles>68</meta:editing-cycles>
    <meta:generator>OpenOffice/4.1.3$Win32 OpenOffice.org_project/413m1$Build-9783</meta:generator>
    <meta:document-statistic meta:table-count="51" meta:image-count="0" meta:object-count="0" meta:page-count="31" meta:paragraph-count="1212" meta:word-count="6157" meta:character-count="13261"/>
  </office:meta>
</office:document-meta>
</file>